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4.3458in" fo:margin-left="0.0201in" fo:margin-top="0in" fo:margin-bottom="0in" table:align="left" style:writing-mode="lr-tb"/>
    </style:style>
    <style:style style:name="Table1.A" style:family="table-column">
      <style:table-column-properties style:column-width="4.3458in"/>
    </style:style>
    <style:style style:name="Table1.1" style:family="table-row">
      <style:table-row-properties style:min-row-height="0.4563in" fo:keep-together="auto"/>
    </style:style>
    <style:style style:name="Table1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1.2" style:family="table-row">
      <style:table-row-properties style:min-row-height="5.7299in" fo:keep-together="auto"/>
    </style:style>
    <style:style style:name="Table1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2" style:family="table">
      <style:table-properties style:width="2.6056in" fo:margin-left="0in" fo:margin-top="0in" fo:margin-bottom="0in" table:align="left" style:writing-mode="lr-tb"/>
    </style:style>
    <style:style style:name="Table2.A" style:family="table-column">
      <style:table-column-properties style:column-width="1.3021in"/>
    </style:style>
    <style:style style:name="Table2.B" style:family="table-column">
      <style:table-column-properties style:column-width="1.3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.3in" fo:padding-bottom="0in" fo:border="none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2813in" fo:keep-together="auto"/>
    </style:style>
    <style:style style:name="Table2.A3" style:family="table-cell">
      <style:table-cell-properties fo:padding-left="0.075in" fo:padding-right="0.075in" fo:padding-top="0.2in" fo:padding-bottom="0in" fo:border="none"/>
    </style:style>
    <style:style style:name="Table2.A4" style:family="table-cell">
      <style:table-cell-properties fo:padding-left="0.075in" fo:padding-right="0.075in" fo:padding-top="0in" fo:padding-bottom="0.2in" fo:border="none"/>
    </style:style>
    <style:style style:name="Table3" style:family="table">
      <style:table-properties style:width="3.1063in" fo:margin-left="0in" fo:margin-top="0in" fo:margin-bottom="0in" table:align="left" style:writing-mode="lr-tb"/>
    </style:style>
    <style:style style:name="Table3.A" style:family="table-column">
      <style:table-column-properties style:column-width="3.1063in"/>
    </style:style>
    <style:style style:name="Table3.1" style:family="table-row">
      <style:table-row-properties style:min-row-height="2.6799in" fo:keep-together="auto"/>
    </style:style>
    <style:style style:name="Table3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3.2" style:family="table-row">
      <style:table-row-properties style:min-row-height="2.4in" fo:keep-together="auto"/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4.366in"/>
    </style:style>
    <style:style style:name="Table4.B" style:family="table-column">
      <style:table-column-properties style:column-width="3.13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4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 style:master-page-name="First_20_Page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align="start" style:justify-single-word="fals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0417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Heading_20_3">
      <style:paragraph-properties fo:text-align="justify" style:justify-single-word="false"/>
    </style:style>
    <style:style style:name="P16" style:family="paragraph" style:parent-style-name="Heading_20_3">
      <style:paragraph-properties fo:line-height="100%"/>
    </style:style>
    <style:style style:name="P17" style:family="paragraph" style:parent-style-name="Heading_20_3" style:list-style-name="WWNum5">
      <style:paragraph-properties fo:margin-left="0.5in" fo:margin-right="0in" fo:line-height="100%" fo:text-align="start" style:justify-single-word="false" fo:text-indent="-0.25in" style:auto-text-indent="false"/>
    </style:style>
    <style:style style:name="P18" style:family="paragraph" style:parent-style-name="Heading_20_3" style:list-style-name="WWNum3">
      <style:paragraph-properties fo:margin-left="0.5in" fo:margin-right="0in" fo:line-height="100%" fo:text-align="start" style:justify-single-word="false" fo:text-indent="-0.25in" style:auto-text-indent="false"/>
    </style:style>
    <style:style style:name="P19" style:family="paragraph" style:parent-style-name="Heading_20_2">
      <style:paragraph-properties fo:line-height="100%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5">Date: 5.10.2020</text:p>
                </table:table-cell>
              </table:table-row>
              <table:table-row table:style-name="Table1.2">
                <table:table-cell table:style-name="Table1.A2" office:value-type="string">
                  <text:p text:style-name="Heading_20_2">Spoon Count</text:p>
                  <text:p text:style-name="Heading_20_3">No spoon loss, potential spoon gain </text:p>
                  <text:list xml:id="list1524395994" text:style-name="WWNum2">
                    <text:list-item>
                      <text:p text:style-name="P7">Closet exchange</text:p>
                    </text:list-item>
                    <text:list-item>
                      <text:p text:style-name="P11">Organization</text:p>
                    </text:list-item>
                  </text:list>
                  <text:p text:style-name="Heading_20_3">Highest spoon usage</text:p>
                  <text:list xml:id="list3441467813" text:style-name="WWNum4">
                    <text:list-item>
                      <text:p text:style-name="P8">Dishes</text:p>
                    </text:list-item>
                    <text:list-item>
                      <text:p text:style-name="P12">Kazh Can</text:p>
                    </text:list-item>
                  </text:list>
                  <text:p text:style-name="Heading_20_3">Balanced Activities (loss and gain in same activity)</text:p>
                  <text:p text:style-name="P1">~ Favors tay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997533269" text:style-name="WWNum1">
                    <text:list-item>
                      <text:p text:style-name="P13">Old Style</text:p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1227687428" text:continue-numbering="true" text:style-name="WWNum1">
                    <text:list-item>
                      <text:p text:style-name="P13">Salt Water</text:p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0819077357" text:continue-numbering="true" text:style-name="WWNum1">
                    <text:list-item>
                      <text:p text:style-name="P13">uncharted</text:p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861807978" text:continue-numbering="true" text:style-name="WWNum1">
                    <text:list-item>
                      <text:p text:style-name="P13">uncharted</text:p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4.B1" office:value-type="string">
            <text:p text:style-name="P4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9">Focus</text:p>
                  <text:p text:style-name="P16">What activities or projects did you focus on today?</text:p>
                  <text:list xml:id="list3746225713" text:style-name="WWNum5">
                    <text:list-item>
                      <text:p text:style-name="P17">Sorting</text:p>
                    </text:list-item>
                    <text:list-item>
                      <text:p text:style-name="P9">Cleaning</text:p>
                    </text:list-item>
                    <text:list-item>
                      <text:p text:style-name="P9">Art Supplies</text:p>
                    </text:list-item>
                  </text:list>
                </table:table-cell>
              </table:table-row>
              <table:table-row table:style-name="Table3.2">
                <table:table-cell table:style-name="Table3.A2" office:value-type="string">
                  <text:p text:style-name="P4"/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2.1">
                      <table:table-cell table:style-name="Table2.A1" office:value-type="string">
                        <text:p text:style-name="P16">Highlight of the day: </text:p>
                        <text:p text:style-name="P14">My fabrics all tidy</text:p>
                      </table:table-cell>
                      <table:table-cell table:style-name="Table2.A1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2" office:value-type="string">
                        <text:p text:style-name="Standard"/>
                      </table:table-cell>
                      <table:table-cell table:style-name="Table2.A2" office:value-type="string">
                        <text:p text:style-name="Standard"/>
                      </table:table-cell>
                    </table:table-row>
                    <table:table-row table:style-name="Table2.3">
                      <table:table-cell table:style-name="Table2.A3" office:value-type="string">
                        <text:p text:style-name="Heading_20_3"/>
                      </table:table-cell>
                      <table:table-cell table:style-name="Table2.A3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4" office:value-type="string">
                        <text:p text:style-name="Standard"/>
                      </table:table-cell>
                      <table:table-cell table:style-name="Table2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3.3">
                <table:table-cell table:style-name="Table3.A3" office:value-type="string">
                  <text:p text:style-name="P19">Completed Tasks</text:p>
                  <text:p text:style-name="P16">What did you finish today?</text:p>
                  <text:list xml:id="list4092767065" text:style-name="WWNum3">
                    <text:list-item>
                      <text:p text:style-name="P18">Fabrics</text:p>
                    </text:list-item>
                    <text:list-item>
                      <text:p text:style-name="P10">Work Bench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loext:contextual-spacing="false" fo:line-height="108%"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fo:font-variant="small-caps" fo:color="#404040" style:font-name="Century Gothic" fo:font-family="'Century Gothic'" style:font-family-generic="roman" style:font-pitch="variable" fo:font-size="23pt" style:font-name-asian="Century Gothic1" style:font-family-asian="'Century Gothic'" style:font-family-generic-asian="system" style:font-pitch-asian="variable" style:font-size-asian="23pt" style:font-name-complex="Century Gothic1" style:font-family-complex="'Century Gothic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89in" fo:margin-bottom="0in" loext:contextual-spacing="false" fo:line-height="100%" fo:keep-together="always" fo:keep-with-next="always"/>
      <style:text-properties fo:font-variant="small-caps" style:font-name="Century Gothic" fo:font-family="'Century Gothic'" style:font-family-generic="roman" style:font-pitch="variable" fo:font-size="13pt" style:font-name-asian="Century Gothic1" style:font-family-asian="'Century Gothic'" style:font-family-generic-asian="system" style:font-pitch-asian="variable" style:font-size-asian="13pt" style:font-name-complex="Century Gothic1" style:font-family-complex="'Century Gothic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Century Gothic" fo:font-family="'Century Gothic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Century Gothic1" style:font-family-complex="'Century Gothic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Century Gothic1" style:font-family-complex="'Century Gothic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000000" style:font-name="Century Gothic" fo:font-family="'Century Gothic'" style:font-family-generic="roman" style:font-pitch="variable" fo:font-size="28pt" style:font-name-asian="Century Gothic1" style:font-family-asian="'Century Gothic'" style:font-family-generic-asian="system" style:font-pitch-asian="variable" style:font-size-asian="28pt" style:font-name-complex="Century Gothic1" style:font-family-complex="'Century Gothic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text-properties fo:color="#5a5a5a" fo:font-size="11pt" style:font-size-asian="11pt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page-layout style:name="Mpm1">
      <style:page-layout-properties fo:page-width="8.5in" fo:page-height="11in" style:num-format="1" style:print-orientation="portrait" fo:margin-top="0.5in" fo:margin-bottom="0.4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in" fo:margin-left="0in" fo:margin-right="0in" fo:margin-top="0.0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35" meta:word-count="128" meta:character-count="677" meta:non-whitespace-character-count="591"/>
    <meta:generator>LibreOfficeDev/6.0.5.2$Linux_X86_64 LibreOffice_project/</meta:generator>
  </office:meta>
</office:document-meta>
</file>